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495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670ca" officeooo:paragraph-rsid="001670ca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8ee" officeooo:paragraph-rsid="001af8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72f" officeooo:paragraph-rsid="001bd7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8eb" officeooo:paragraph-rsid="001ed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1d6" officeooo:paragraph-rsid="001901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db29b" officeooo:paragraph-rsid="001db2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d72f"/>
    </style:style>
    <style:style style:name="T3" style:family="text">
      <style:text-properties officeooo:rsid="001ee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cionari diagrama de classes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Nom classe</text:p>
          </table:table-cell>
          <table:table-cell table:style-name="Tabla1.B1" office:value-type="string">
            <text:p text:style-name="P6">Que és?, que farà?</text:p>
          </table:table-cell>
        </table:table-row>
        <table:table-row>
          <table:table-cell table:style-name="Tabla1.A2" office:value-type="string">
            <text:p text:style-name="P6">Autor</text:p>
          </table:table-cell>
          <table:table-cell table:style-name="Tabla1.B2" office:value-type="string">
            <text:p text:style-name="P3">Es aquell que ha fet el llibre i com a tal se li atribueix la creació, inclos en les copies, entre d’altres te atributs com: Nom, DNI, <text:span text:style-name="T2">LlibresCreats</text:span>...</text:p>
          </table:table-cell>
        </table:table-row>
        <table:table-row>
          <table:table-cell table:style-name="Tabla1.A2" office:value-type="string">
            <text:p text:style-name="P6">Llibres</text:p>
          </table:table-cell>
          <table:table-cell table:style-name="Tabla1.B2" office:value-type="string">
            <text:p text:style-name="P4">Es la creació del autor, com a tal només pot existir un. Te com a atributs: <text:s/>Titol, Autor</text:p>
          </table:table-cell>
        </table:table-row>
        <table:table-row>
          <table:table-cell table:style-name="Tabla1.A2" office:value-type="string">
            <text:p text:style-name="P6">Copies</text:p>
          </table:table-cell>
          <table:table-cell table:style-name="Tabla1.B2" office:value-type="string">
            <text:p text:style-name="P5">Es una copia del llibre creada per una editorial, la cual segueix tenint <text:span text:style-name="T3">tota la informació del Llibre més: ISBN, Editorial, Idioma</text:span></text:p>
          </table:table-cell>
        </table:table-row>
        <table:table-row>
          <table:table-cell table:style-name="Tabla1.A2" office:value-type="string">
            <text:p text:style-name="P7">Socis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6">Dies no habils</text:p>
          </table:table-cell>
          <table:table-cell table:style-name="Tabla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8:32:28.737000000</meta:creation-date>
    <dc:date>2018-10-15T19:17:04.129000000</dc:date>
    <meta:editing-duration>PT34M23S</meta:editing-duration>
    <meta:editing-cycles>8</meta:editing-cycles>
    <meta:generator>LibreOffice/6.1.1.2$Windows_x86 LibreOffice_project/5d19a1bfa650b796764388cd8b33a5af1f5baa1b</meta:generator>
    <meta:document-statistic meta:table-count="1" meta:image-count="0" meta:object-count="0" meta:page-count="1" meta:paragraph-count="11" meta:word-count="85" meta:character-count="466" meta:non-whitespace-character-count="391"/>
  </office:meta>
</office:document-meta>
</file>